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text-properties officeooo:rsid="0dde9a1c" officeooo:paragraph-rsid="0ddfbc4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6" style:family="paragraph" style:parent-style-name="Footnote">
      <style:text-properties officeooo:rsid="043ccc66" officeooo:paragraph-rsid="0dca2508"/>
    </style:style>
    <style:style style:name="P47" style:family="paragraph" style:parent-style-name="Footnote">
      <style:text-properties officeooo:rsid="043ccc66" officeooo:paragraph-rsid="0e5afad8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2" style:family="paragraph" style:parent-style-name="Standard">
      <style:text-properties officeooo:paragraph-rsid="0f9a7319"/>
    </style:style>
    <style:style style:name="P63" style:family="paragraph" style:parent-style-name="Footnote">
      <style:text-properties officeooo:paragraph-rsid="0fa0a8ea"/>
    </style:style>
    <style:style style:name="P64" style:family="paragraph" style:parent-style-name="Standard">
      <style:text-properties officeooo:paragraph-rsid="0fab02b9"/>
    </style:style>
    <style:style style:name="P65" style:family="paragraph" style:parent-style-name="Standard">
      <style:text-properties officeooo:paragraph-rsid="0fadcf96"/>
    </style:style>
    <style:style style:name="P66" style:family="paragraph" style:parent-style-name="Standard">
      <style:text-properties officeooo:paragraph-rsid="105ee122"/>
    </style:style>
    <style:style style:name="P67" style:family="paragraph" style:parent-style-name="Standard">
      <style:text-properties officeooo:paragraph-rsid="107a7646"/>
    </style:style>
    <style:style style:name="P68" style:family="paragraph" style:parent-style-name="Footnote">
      <style:text-properties officeooo:paragraph-rsid="0fda5dac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Standard">
      <style:text-properties officeooo:paragraph-rsid="0ff4e587"/>
    </style:style>
    <style:style style:name="P75" style:family="paragraph" style:parent-style-name="Standard">
      <style:text-properties officeooo:paragraph-rsid="0ff6ca04"/>
    </style:style>
    <style:style style:name="P76" style:family="paragraph" style:parent-style-name="Footnote">
      <style:text-properties officeooo:paragraph-rsid="100358dc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break-before="page"/>
      <style:text-properties officeooo:paragraph-rsid="0b0ddd8e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a4ae4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officeooo:rsid="047da547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style:text-underline-style="none"/>
    </style:style>
    <style:style style:name="T270" style:family="text">
      <style:text-properties officeooo:rsid="0fe30796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6"><text:span text:style-name="T246">LTS staat voor Long-Term Support, </text:span><text:span text:style-name="T247">langetermijnondersteuning, </text:span><text:span text:style-name="T246">en deze </text:span><text:span text:style-name="Strong_20_Emphasis"><text:span text:style-name="T254"><text:user-field-get text:name="Distro">Ubuntu</text:user-field-get></text:span></text:span><text:span text:style-name="T248"><text:s/></text:span><text:span text:style-name="T255"><text:user-field-get text:name="Version">22.04</text:user-field-get></text:span><text:span text:style-name="T255"><text:s/></text:span><text:span text:style-name="T256">LTS</text:span><text:span text:style-name="T255"> </text:span><text:span text:style-name="Strong_20_Emphasis"><text:span text:style-name="T257"><text:user-field-get text:name="Edition">Server</text:user-field-get></text:span></text:span><text:span text:style-name="T246"><text:s/>(codenaam jammy) van april</text:span><text:span text:style-name="T249"> </text:span><text:span text:style-name="Strong_20_Emphasis"><text:span text:style-name="T258"><text:user-field-get style:data-style-name="N0" text:name="Releaseyear">2022</text:user-field-get></text:span></text:span><text:span text:style-name="T250"><text:s/></text:span><text:span text:style-name="T246">wordt gedurende 5 jaar ondersteund tot april 2027, en met een </text:span><text:span text:style-name="T252">gratis persoonlijk </text:span><text:span text:style-name="T246">Ubuntu </text:span><text:span text:style-name="T253">P</text:span><text:span text:style-name="T246">ro-abonnement gedurende 1</text:span><text:span text:style-name="T251">0</text:span><text:span text:style-name="T246"> jaar tot april 203</text:span><text:span text:style-name="T251">2</text:span><text:span text:style-name="T246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11">Dit is een invulbare PDF, afdrukken is niet noodzakelijk.</text:p>
      <text:p text:style-name="P79"/>
      <text:p text:style-name="P8"><text:span text:style-name="T19">Vul </text:span><text:span text:style-name="T18">achter</text:span><text:span text:style-name="T15"> de </text:span><text:span text:style-name="Definition"><text:span text:style-name="T266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3">zie </text:span><text:span text:style-name="T239">[</text:span><text:span text:style-name="T203">toelichting</text:span><text:span text:style-name="T239">]</text:span><text:span text:style-name="T16">:</text:span></text:p>
      <text:p text:style-name="P1"><text:span text:style-name="Definition"><text:span text:style-name="T23">GEBRUIKER</text:span></text:span><text:span text:style-name="T211"><text:tab/><text:tab/></text:span><text:span text:style-name="T238"> <text:tab/><text:tab/></text:span><text:span text:style-name="T212"><draw:control text:anchor-type="as-char" svg:y="-0.4cm" draw:z-index="17" draw:name="Gebruiker 1" draw:style-name="gr2" draw:text-style-name="P85" svg:width="6.4cm" svg:height="0.6cm" draw:control="control16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, bijv. </text:span><text:span text:style-name="T207">J</text:span><text:span text:style-name="T236">a</text:span><text:span text:style-name="T207">n </text:span><text:span text:style-name="T236">Jansen</text:span><text:span text:style-name="T237">]</text:span></text:p>
      <text:p text:style-name="P70"><text:span text:style-name="Definition"><text:span text:style-name="T205">g</text:span></text:span><text:span text:style-name="Definition">ebruikersnaam</text:span><text:span text:style-name="Definition"><text:span text:style-name="T269"><text:tab/></text:span></text:span><text:span text:style-name="T204"><draw:control text:anchor-type="as-char" svg:y="-0.4cm" draw:z-index="18" draw:name="Gberuikersnaam 2" draw:style-name="gr2" draw:text-style-name="P85" svg:width="6.4cm" svg:height="0.6cm" draw:control="control17"><svg:title>Gebruikersnaam</svg:title><svg:desc>Korte naam, bijv. jan</svg:desc></draw:control></text:span><text:span text:style-name="T204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0">server</text:span></text:span><text:span text:style-name="Definition">NAAM</text:span><text:span text:style-name="T215"><text:tab/><text:tab/><text:tab/></text:span><draw:control text:anchor-type="as-char" svg:y="-0.4cm" draw:z-index="19" draw:name="Computernaam 1" draw:style-name="gr2" draw:text-style-name="P85" svg:width="6.4cm" svg:height="0.6cm" draw:control="control18"><svg:title>Computernaam</svg:title><svg:desc>Unieke naam van de computer</svg:desc></draw:control><text:tab/> <text:s text:c="2"/><text:span text:style-name="T220">[</text:span><text:span text:style-name="T221">N</text:span><text:span text:style-name="T216">aam van de </text:span><text:span text:style-name="T223">server</text:span><text:span text:style-name="T217">, </text:span><text:span text:style-name="T218">bijv. </text:span><text:span text:style-name="T222">sv</text:span><text:span text:style-name="T219">02</text:span><text:span text:style-name="T220">]</text:span></text:p>
      <text:p text:style-name="P1"><text:span text:style-name="Definition"><text:span text:style-name="T225">GEBRUIKER</text:span></text:span><text:span text:style-name="Definition"><text:span text:style-name="T230"><text:tab/></text:span></text:span><text:span text:style-name="T224"><text:tab/></text:span><text:span text:style-name="T238"> <text:tab/><text:tab/></text:span><text:span text:style-name="T212"><draw:control text:anchor-type="as-char" svg:y="-0.4cm" draw:z-index="20" draw:name="Gebruiker 2" draw:style-name="gr2" draw:text-style-name="P85" svg:width="6.4cm" svg:height="0.6cm" draw:control="control19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 </text:span><text:span text:style-name="T210">evt. 2</text:span><text:span text:style-name="T240">e</text:span><text:span text:style-name="T208"> gebruiker</text:span><text:span text:style-name="T209">]</text:span></text:p>
      <text:p text:style-name="P70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30"><text:tab/></text:span></text:span><text:span text:style-name="T204"><draw:control text:anchor-type="as-char" svg:y="-0.4cm" draw:z-index="21" draw:name="Gberuikersnaam 1" draw:style-name="gr2" draw:text-style-name="P85" svg:width="6.4cm" svg:height="0.6cm" draw:control="control20"><svg:title>Gebruikersnaam</svg:title><svg:desc>Korte naam, bijv. jan</svg:desc></draw:control></text:span><text:span text:style-name="T204"><text:tab/> <text:s text:c="2"/></text:span><text:span text:style-name="T228">[</text:span><text:span text:style-name="T229">K</text:span><text:span text:style-name="T227">orte 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4"/>
      <text:p text:style-name="P34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19"/>
      <text:p text:style-name="P19"/>
      <text:list xml:id="list4188652919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9" draw:name="Vorm3_0" draw:style-name="gr1" draw:text-style-name="P8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13" draw:name="Vorm3_ 2" draw:style-name="gr1" draw:text-style-name="P8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9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6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4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2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3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14" draw:name="Vorm 7" draw:style-name="gr1" draw:text-style-name="P8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1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82335131038967" text:continue-numbering="true" text:style-name="L1">
        <text:list-item>
          <text:p text:style-name="P82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70"><draw:control text:anchor-type="as-char" draw:z-index="4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78">Start de computer op vanaf</text:span><text:span text:style-name="T178"><text:note text:id="ftn4" text:note-class="footnote"><text:note-citation>1</text:note-citation><text:note-body><text:p text:style-name="P69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3"><text:span text:style-name="T242">Vanaf een </text:span><text:span text:style-name="T267">L</text:span><text:span text:style-name="T242">ive </text:span><text:span text:style-name="T268">USB</text:span><text:span text:style-name="T245">-stick</text:span><text:span text:style-name="T21"> </text:span><text:span text:style-name="T242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8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44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5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86"><draw:control text:anchor-type="as-char" draw:z-index="12" draw:name="Vorm 6" draw:style-name="gr1" draw:text-style-name="P84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2"><draw:control text:anchor-type="as-char" draw:z-index="11" draw:name="Vorm 1" draw:style-name="gr1" draw:text-style-name="P8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5"><text:span text:style-name="Strong_20_Emphasis"><text:span text:style-name="T71"/></text:span></text:p>
      <text:list xml:id="list82336031671649" text:continue-numbering="true" text:style-name="L1">
        <text:list-item>
          <text:p text:style-name="P78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6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5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2" draw:name="Vorm4_ 1" draw:style-name="gr1" draw:text-style-name="P84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2">sudo useradd --create-home -- comm<text:span text:style-name="T273">e</text:span>n<text:span text:style-name="T273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1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3" draw:name="Vorm4_ 2" draw:style-name="gr1" draw:text-style-name="P84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70"><draw:control text:anchor-type="as-char" draw:z-index="7" draw:name="Vorm4_1" draw:style-name="gr1" draw:text-style-name="P84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3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6" draw:name="Vorm37" draw:style-name="gr1" draw:text-style-name="P84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7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20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6"><text:span text:style-name="Strong_20_Emphasis"><text:span text:style-name="T38"><text:tab/></text:span></text:span></text:p>
      <text:p text:style-name="P37"><text:span text:style-name="Strong_20_Emphasis"><text:span text:style-name="T50"/></text:span></text:p>
      <text:p text:style-name="P38"><text:span text:style-name="Strong_20_Emphasis"><text:span text:style-name="T46"/></text:span></text:p>
      <text:list xml:id="list82334277680794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8" draw:name="Vorm40_0" draw:style-name="gr1" draw:text-style-name="P84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5" draw:name="Vorm40_ 1" draw:style-name="gr1" draw:text-style-name="P84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7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5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0" draw:name="Vorm40_2" draw:style-name="gr1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6" draw:name="Vorm40_ 2" draw:style-name="gr1" draw:text-style-name="P84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32"/>
      <text:p text:style-name="P23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list xml:id="list2743952704" text:style-name="L2">
        <text:list-header>
          <text:p text:style-name="P83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2">, Creative Commons Zero 1.0 licentie </text:span></text:span><text:span text:style-name="Emphasis"><text:span text:style-name="T25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59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09T08:23:34.009173866">09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3:33.856614205</dc:date>
    <meta:keyword>Installatie</meta:keyword>
    <meta:keyword>Checklist</meta:keyword>
    <meta:keyword>Linux</meta:keyword>
    <meta:editing-cycles>6839</meta:editing-cycles>
    <meta:editing-duration>P12DT4H18M31S</meta:editing-duration>
    <dc:creator>Karel Zimmer</dc:creator>
    <meta:document-statistic meta:table-count="4" meta:image-count="2" meta:object-count="0" meta:page-count="4" meta:paragraph-count="81" meta:word-count="486" meta:character-count="3372" meta:non-whitespace-character-count="2916"/>
    <meta:user-defined meta:name="Info 1"/>
    <meta:user-defined meta:name="Info 2"/>
    <meta:user-defined meta:name="Info 3"/>
    <meta:user-defined meta:name="Info 4"/>
  </office:meta>
</office:document-meta>
</file>